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ListCellRenderer.CheckList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ListCellRenderer.getListCellRendererComponent( JList list , Object value , int index , boolean isSelected , boolean cellHasFoc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